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1.328cm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fo:font-weight="bold" style:font-weight-asian="bold" style:font-weight-complex="bold"/>
    </style:style>
    <style:style style:name="P3" style:family="paragraph" style:parent-style-name="Text_20_body">
      <style:text-properties style:font-name="arial" fo:font-weight="bold" officeooo:rsid="001e5257" officeooo:paragraph-rsid="001e5257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1e5257" officeooo:paragraph-rsid="001e5257"/>
    </style:style>
    <style:style style:name="P5" style:family="paragraph" style:parent-style-name="Table_20_Contents">
      <style:paragraph-properties fo:line-height="115%"/>
      <style:text-properties style:font-name="arial" officeooo:rsid="001e5257" officeooo:paragraph-rsid="001e5257"/>
    </style:style>
    <style:style style:name="P6" style:family="paragraph" style:parent-style-name="Table_20_Contents">
      <style:paragraph-properties fo:line-height="115%"/>
      <style:text-properties style:font-name="arial" officeooo:rsid="0020b5ff" officeooo:paragraph-rsid="0026324c"/>
    </style:style>
    <style:style style:name="P7" style:family="paragraph" style:parent-style-name="Text_20_body">
      <style:paragraph-properties fo:margin-top="0cm" fo:margin-bottom="0cm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paragraph-rsid="001e5257" style:text-blinking="false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Text_20_body">
      <style:paragraph-properties fo:margin-top="0cm" fo:margin-bottom="0cm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officeooo:rsid="00277136" officeooo:paragraph-rsid="00277136" style:text-blinking="false" fo:background-color="transparent" style:font-size-asian="16pt" style:font-size-complex="16pt"/>
    </style:style>
    <style:style style:name="P9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style:font-name="arial"/>
    </style:style>
    <style:style style:name="P11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style:font-name="arial" officeooo:paragraph-rsid="00277136"/>
    </style:style>
    <style:style style:name="P12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style:font-name="arial" officeooo:rsid="00277136" officeooo:paragraph-rsid="00277136"/>
    </style:style>
    <style:style style:name="P13" style:family="paragraph" style:parent-style-name="Table_20_Contents">
      <style:paragraph-properties fo:line-height="115%"/>
      <style:text-properties style:font-name="arial" officeooo:rsid="0026324c" officeooo:paragraph-rsid="0026324c"/>
    </style:style>
    <style:style style:name="P14" style:family="paragraph" style:parent-style-name="Table_20_Contents">
      <style:paragraph-properties fo:line-height="115%"/>
      <style:text-properties style:font-name="arial" officeooo:rsid="001e5257" officeooo:paragraph-rsid="0026324c"/>
    </style:style>
    <style:style style:name="P15" style:family="paragraph" style:parent-style-name="Table_20_Contents">
      <style:paragraph-properties fo:line-height="115%"/>
      <style:text-properties style:font-name="arial" officeooo:paragraph-rsid="0026324c"/>
    </style:style>
    <style:style style:name="P16" style:family="paragraph" style:parent-style-name="Table_20_Contents">
      <style:paragraph-properties fo:line-height="115%"/>
      <style:text-properties style:font-name="arial" officeooo:rsid="00277136" officeooo:paragraph-rsid="00277136"/>
    </style:style>
    <style:style style:name="T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277136" style:text-blinking="false" fo:background-color="transparent" loext:char-shading-value="0" style:font-size-asian="12pt" style:font-weight-asian="normal" style:font-size-complex="12pt" style:font-weight-complex="normal"/>
    </style:style>
    <style:style style:name="T3" style:family="text">
      <style:text-properties officeooo:rsid="001fba71"/>
    </style:style>
    <style:style style:name="T4" style:family="text">
      <style:text-properties officeooo:rsid="001febc4"/>
    </style:style>
    <style:style style:name="T5" style:family="text">
      <style:text-properties officeooo:rsid="0026324c"/>
    </style:style>
    <style:style style:name="T6" style:family="text">
      <style:text-properties officeooo:rsid="0027713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Je(n)ifer</text:p>
      <text:p text:style-name="P7"/>
      <text:p text:style-name="P2"/>
      <text:p text:style-name="P9"><text:tab/>M<text:span text:style-name="T6">arquinhos é um sujeito gente boa, e muito famoso. Porém, Marquinhos tem a memória muito ruim, e sempre esquece o nome da sua namorada (Um problemão em!!). Marquinhos te considera muito como amigo também, mesmo não sabendo o seu nome, e por isso ele te pediu uma ajuda!</text:span></text:p>
      <text:p text:style-name="P9"><text:tab/><text:span text:style-name="T6">Crie um programa que sempre que executado mostre o nome de sua namorada.</text:span></text:p>
      <text:p text:style-name="P1"/>
      <text:p text:style-name="P3">Entrada</text:p>
      <text:p text:style-name="P10"><text:span text:style-name="T1"><text:tab/></text:span><text:span text:style-name="T2">Este problema não contém entrada.</text:span></text:p>
      <text:p text:style-name="P3">Saída</text:p>
      <text:p text:style-name="P11"><text:span text:style-name="T2"><text:tab/>Você deverá imprimir o nome dela .</text:span></text:p>
      <text:p text:style-name="P11"><text:span text:style-name="T2"/></text:p>
      <text:p text:style-name="P12"><text:span text:style-name="T1">OBS.: Não se esquceça da quebra de linha, e que o nome dela apenas contém um “n”.</text:span></text:p>
      <text:p text:style-name="P12"><text:span text:style-name="T1"/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">Exemplos de Entrada</text:p>
          </table:table-cell>
          <table:table-cell table:style-name="Tabela1.B1" office:value-type="string">
            <text:p text:style-name="P4">Exemplos de Saída</text:p>
          </table:table-cell>
        </table:table-row>
        <table:table-row table:style-name="Tabela1.2"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16">Jenifer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21:14:58.015198699</meta:creation-date>
    <dc:date>2019-04-12T12:22:49.697203584</dc:date>
    <meta:editing-duration>PT36M26S</meta:editing-duration>
    <meta:editing-cycles>7</meta:editing-cycles>
    <meta:generator>LibreOffice/5.1.6.2$Linux_X86_64 LibreOffice_project/10m0$Build-2</meta:generator>
    <meta:document-statistic meta:table-count="1" meta:image-count="0" meta:object-count="0" meta:page-count="1" meta:paragraph-count="11" meta:word-count="100" meta:character-count="557" meta:non-whitespace-character-count="464"/>
  </office:meta>
</office:document-meta>
</file>